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1" svg:font-family="'Liberation Sans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96.76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01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5" style:family="table-cell" style:parent-style-name="Excel_20_Built-in_20_Hyperlink" style:data-style-name="N0">
      <style:table-cell-properties fo:background-color="transparent" style:vertical-align="automatic"/>
      <style:text-properties fo:color="#0563c1" style:font-name="Arial" style:text-underline-style="solid" style:text-underline-width="auto" style:text-underline-color="font-color" style:font-name-asian="Arial" style:font-name-complex="Arial"/>
    </style:style>
    <style:style style:name="ce6" style:family="table-cell" style:parent-style-name="Default" style:data-style-name="N0">
      <style:text-properties style:font-name="Arial2" style:font-name-asian="Arial" style:font-name-complex="Arial"/>
    </style:style>
    <style:style style:name="ce8" style:family="table-cell" style:parent-style-name="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2" style:family="table-cell" style:parent-style-name="Default" style:data-style-name="N37"/>
    <style:style style:name="ce3" style:family="table-cell" style:parent-style-name="Default" style:data-style-name="N10037"/>
    <style:style style:name="ce7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xpressen.se/dinapengar/sparande/miljonhack-mot-bitcoin-drabbar-kunderna/</text:p>
          </table:table-cell>
          <table:table-cell table:style-name="ce4" office:value-type="string" calcext:value-type="string">
            <text:p>Expressen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Miljonhack mot Bitcoin drabbar kunderna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 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t-bitcoin-security-20160818-story.html</text:p>
          </table:table-cell>
          <table:table-cell table:style-name="ce4" office:value-type="string" calcext:value-type="string">
            <text:p>Chicago Tribune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After $65 million hack, questions of whether Bitcoin can be safe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 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4" office:value-type="string" calcext:value-type="string">
            <text:p>El Espectador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Hackers roban US$65 millones en bitcoin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4" office:value-type="string" calcext:value-type="string">
            <text:p>Gestion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Robo de US$ 65 millones pone en la mira la seguridad del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 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 Desk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Coin Telegraph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 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tanford-university-to-host-blockchain-conference/</text:p>
          </table:table-cell>
          <table:table-cell table:style-name="ce4" office:value-type="string" calcext:value-type="string">
            <text:p>Crypto Coins News</text:p>
          </table:table-cell>
          <table:table-cell office:value-type="date" office:date-value="2016-09-30" calcext:value-type="date">
            <text:p>09/30/16</text:p>
          </table:table-cell>
          <table:table-cell office:value-type="string" calcext:value-type="string">
            <text:p>Stanford University to Host Blockchain Conference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Forbes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 Desk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 Coins News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4" office:value-type="string" calcext:value-type="string">
            <text:p>Coin Telegraph</text:p>
          </table:table-cell>
          <table:table-cell office:value-type="date" office:date-value="2016-10-20" calcext:value-type="date">
            <text:p>10/20/16</text:p>
          </table:table-cell>
          <table:table-cell table:style-name="ce4" office:value-type="string" calcext:value-type="string">
            <text:p>Crowdfunding vs. ICO: Experts Question Legitimacy and Guarantees of Initial Coin Offering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6-10-24/blockchain-hype-takes-hit-as-chain-releases-code-for-all-to-use</text:p>
          </table:table-cell>
          <table:table-cell table:style-name="ce4" office:value-type="string" calcext:value-type="string">
            <text:p>Bloomberg</text:p>
          </table:table-cell>
          <table:table-cell office:value-type="date" office:date-value="2016-10-24" calcext:value-type="date">
            <text:p>10/24/16</text:p>
          </table:table-cell>
          <table:table-cell office:value-type="string" calcext:value-type="string">
            <text:p>Blockchain Hype Takes Hit as Chain Releases Code for All to Use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office:value-type="string" calcext:value-type="string">
            <text:p>Coin Desk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The Blockchain Created By Ethereum's Fork is Forking Now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classic-hardforks-successfully/</text:p>
          </table:table-cell>
          <table:table-cell table:style-name="ce4" office:value-type="string" calcext:value-type="string">
            <text:p>Crypto Coins News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Ethereum Classic Hardforks Successfully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office:value-type="date" office:date-value="2016-10-26" calcext:value-type="date">
            <text:p>10/26/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-anti-theft-feature-sees-sidechains-testing/</text:p>
          </table:table-cell>
          <table:table-cell office:value-type="string" calcext:value-type="string">
            <text:p>Coin Desk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tolen Bitcoin? Anti-Theft Feature Gets Second Life on Sidechain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6/11/92093-sec-publishes-agenda-fintech-forum-november-14th/</text:p>
          </table:table-cell>
          <table:table-cell table:style-name="ce4" office:value-type="string" calcext:value-type="string">
            <text:p>CrowdFund Inside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EC Publishes Agenda for Fintech Forum on November 14th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4" office:value-type="string" calcext:value-type="string">
            <text:p>Heavy</text:p>
          </table:table-cell>
          <table:table-cell office:value-type="date" office:date-value="2016-11-07" calcext:value-type="date">
            <text:p>11/07/16</text:p>
          </table:table-cell>
          <table:table-cell table:style-name="ce4" office:value-type="string" calcext:value-type="string">
            <text:p>Voting Machines Hacked: 5 Fast Facts You Need to Know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 Desk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the-american-tax-agency-is-asking-bitcoin-startup-coinbase-to-hand-out-users-data/</text:p>
          </table:table-cell>
          <table:table-cell table:style-name="ce4" office:value-type="string" calcext:value-type="string">
            <text:p>The Merkle</text:p>
          </table:table-cell>
          <table:table-cell office:value-type="date" office:date-value="2016-11-20" calcext:value-type="date">
            <text:p>11/20/16</text:p>
          </table:table-cell>
          <table:table-cell table:style-name="ce4" office:value-type="string" calcext:value-type="string">
            <text:p>The American Tax Agency Is Asking Bitcoin Startup Coinbase To Hand Out User’s Data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office:value-type="date" office:date-value="2016-11-23" calcext:value-type="date">
            <text:p>11/23/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 Desk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indesks-influential-people-blockchain-2016/</text:p>
          </table:table-cell>
          <table:table-cell office:value-type="string" calcext:value-type="string">
            <text:p>Coin Desk</text:p>
          </table:table-cell>
          <table:table-cell office:value-type="date" office:date-value="2016-12-14" calcext:value-type="date">
            <text:p>12/14/16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hehill.com/blogs/congress-blog/economy-budget/311067-sec-ramps-up-blockchain-efforts</text:p>
          </table:table-cell>
          <table:table-cell office:value-type="string" calcext:value-type="string">
            <text:p>The Hill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SEC ramps up blockchain eff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oin-block-size-and-scaling-issues-may-be-solved-with-this-new-solution</text:p>
          </table:table-cell>
          <table:table-cell office:value-type="string" calcext:value-type="string">
            <text:p>Coin Telegraph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Bitcoin Block Size and Scaling Issues May Be Solved With This New Solu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6/12/25/teechan-can-potential-solution-bitcoin-scalability/</text:p>
          </table:table-cell>
          <table:table-cell office:value-type="string" calcext:value-type="string">
            <text:p>News BTC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Teechan Can Be the Potential Solution for Bitcoin Scalability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if-there-is-an-answer-to-selfish-mining-braiding-could-be-it-1482876153/</text:p>
          </table:table-cell>
          <table:table-cell office:value-type="string" calcext:value-type="string">
            <text:p>Bitcoin Magazine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If There Is an Answer to Selfish Mining, Braiding Could Be 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office:value-type="string" calcext:value-type="string">
            <text:p>Nasdaq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The Teechan Solution: Scaling Bitcoin With Trusted Hardware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iptonoticias.com/colecciones/influyentes-blockchain-bitcoin-2016/#axzz4kb8zb74L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Los personajes más influyentes de blockchain y bitcoin en el 2016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bitcoins-first-felon-charlie-shrem-wants-to-use-ethereum-to-buy-up-michigans-waste-industry</text:p>
          </table:table-cell>
          <table:table-cell office:value-type="string" calcext:value-type="string">
            <text:p>Motherboard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Bitcoin’s First Felon Wants to Use Ethereum to Buy Up Michigan’s Waste Indust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01/12/blockchain-vips-gather-major-retreat-month/</text:p>
          </table:table-cell>
          <table:table-cell office:value-type="string" calcext:value-type="string">
            <text:p>The Blockchain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Blockchain VIP’s to Gather for Major Retreat This Mont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3352/one-startups-vision-to-reinvent-the-web-for-better-privacy/</text:p>
          </table:table-cell>
          <table:table-cell table:style-name="ce4" office:value-type="string" calcext:value-type="string">
            <text:p>MIT Technology Review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One Startup’s Vision to Reinvent the Web for Better Privacy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Ethereum Classic bifurcates its chain of blocks to eliminate 'pump of difficulty' of mining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why-did-police-kill-an-alleged-small-time-hacker-canada-sam-maloney</text:p>
          </table:table-cell>
          <table:table-cell office:value-type="string" calcext:value-type="string">
            <text:p>Motherboard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Why Did Police Kill an Alleged Small-Time Hack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blockchain-experts-discuss-fake-news-reputation-1603385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1-31" calcext:value-type="date">
            <text:p>01/31/17</text:p>
          </table:table-cell>
          <table:table-cell office:value-type="string" calcext:value-type="string">
            <text:p>Blockchain experts discuss fake news and reput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er-pepper-sprayed-uc-berkeley-protest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Bitcoiner Pepper-Sprayed at UC Berkeley Prote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press-room/press-release/20170215-business-of-blockchain-announcemen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lub-attacks-the-bitcoin-network-with-transaction-malleability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0" calcext:value-type="date">
            <text:p>03/10/17</text:p>
          </table:table-cell>
          <table:table-cell office:value-type="string" calcext:value-type="string">
            <text:p>BitClub Attacks the Bitcoin Network with Transaction Malle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bitclub-is-accused-by-bitcoin-unlimited-supporters-in-performing-malleability-attack-on-network</text:p>
          </table:table-cell>
          <table:table-cell office:value-type="string" calcext:value-type="string">
            <text:p>Coin Telegraph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BitClub is Accused By Bitcoin Unlimited Supporters In Performing Malleability Attack on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coin-core-supporter-threatens-zero-day-exploit-bitcoin-unlimited-hardfork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Bitcoin Core Supporter Threatens Zero Day Exploit if Bitcoin Unlimited Hard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bitcoin-tracker-wannacry-doesnt-pay/</text:p>
          </table:table-cell>
          <table:table-cell table:style-name="ce4" office:value-type="string" calcext:value-type="string">
            <text:p>Pymnts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Bitcoin Tracker: WannaCry Doesn’t Pay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03-23/post-bitcoin-technology-has-geeks-giants-and-hackers-excited</text:p>
          </table:table-cell>
          <table:table-cell office:value-type="string" calcext:value-type="string">
            <text:p>Bloomberg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Post-Bitcoin Technology Has Geeks, Giants, and Hackers Excited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no-incentive-algorand-blockchain-sparks-debate-cryptography-event/</text:p>
          </table:table-cell>
          <table:table-cell office:value-type="string" calcext:value-type="string">
            <text:p>Coin Desk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No Incentive? Algorand Blockchain Sparks Debate at Cryptography Ev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office:value-type="string" calcext:value-type="string">
            <text:p>The Blockchain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Groundbreaking Blockchain Research to Feature at International Financial Cryptography Conference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4" office:value-type="string" calcext:value-type="string">
            <text:p>Forbes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Bitcoin Is Mired In A Civil War. Can This Proposal Save It?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4" office:value-type="string" calcext:value-type="string">
            <text:p>Tech Wire Asia</text:p>
          </table:table-cell>
          <table:table-cell office:value-type="date" office:date-value="2017-04-04" calcext:value-type="date">
            <text:p>04/04/17</text:p>
          </table:table-cell>
          <table:table-cell table:style-name="ce4" office:value-type="string" calcext:value-type="string">
            <text:p>Cryptocurrency Ethereum gains popularity, more Asian companies taking note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schism-developing-lightning-network-bitcoin-core-developer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Schism Developing Between Lightning Network and Bitcoin Core Developers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bitmain-never-used-asicboost-production-says-jihan-wu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“Bitmain Has Never Used AsicBoost in Production”, Says Jihan Wu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bitcoins-new-controversy-asicboost-allegations-explained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coin's New Controversy: The AsicBoost Allegations Explained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Pay, Purse y Lightning Network ofrecen solución de escalabilidad para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pot-the-difference-ic3-blockchain-group-gains-first-financial-memb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Spot the Difference? “IC3” Blockchain Group Gains First Financial Member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econotimes.com/IC3-blockchain-group-adds-Fidelity-as-member-634556</text:p>
          </table:table-cell>
          <table:table-cell office:value-type="string" calcext:value-type="string">
            <text:p>EconoTime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IC3 blockchain group adds Fidelity as member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secret-bitcoin-troll-army-pushes-for-segwit-adoption-emin-gun-sir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Secret Bitcoin Troll Army Pushes for SegWit Adoption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Why AsicBoost is the new topic of discussion in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fidelity-blockchain-initiative-ic3/</text:p>
          </table:table-cell>
          <table:table-cell table:style-name="ce4" office:value-type="string" calcext:value-type="string">
            <text:p>Crypto Coins News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Fidelity Joins Cryptocurrency &amp; Blockchain Initiative IC3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sobrebitcoin.com/asic-boots-un-nuevo-drama-en-la-comunidad-bitcoin/</text:p>
          </table:table-cell>
          <table:table-cell table:style-name="ce4" office:value-type="string" calcext:value-type="string">
            <text:p>SobreBitcoin</text:p>
          </table:table-cell>
          <table:table-cell office:value-type="date" office:date-value="2017-04-14" calcext:value-type="date">
            <text:p>04/14/17</text:p>
          </table:table-cell>
          <table:table-cell office:value-type="string" calcext:value-type="string">
            <text:p>ASIC Boots: un nuevo drama en la comunidad Bitcoin.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iptonoticias.com/colecciones/guia-supervivencia-hardfork-bitcoin/#axzz4kb8zb74L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Guía de supervivencia para un hardfork de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219/blockchains-weak-spots-pose-a-hidden-danger-to-user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4-18" calcext:value-type="date">
            <text:p>04/18/17</text:p>
          </table:table-cell>
          <table:table-cell office:value-type="string" calcext:value-type="string">
            <text:p>Blockchain’s Weak Spots Pose a Hidden Danger to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fiercehealthcare.com/privacy-security/cornell-researcher-warns-blockchain-isn-t-foolproof</text:p>
          </table:table-cell>
          <table:table-cell office:value-type="string" calcext:value-type="string">
            <text:p>Fierce Health Care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researcher warns blockchain isn’t foolproo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ornell-professor-many-blockchain-failures-lie-ahead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Prof: Blockchain Exuberance Shouldn't Cloud Consequen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laurashin/2017/04/20/why-bitcoins-greatest-asset-could-also-spell-its-doom/#e8d75736adcd</text:p>
          </table:table-cell>
          <table:table-cell office:value-type="string" calcext:value-type="string">
            <text:p>Forbes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y Bitcoin's Greatest Asset Could Also Spell Its D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bur.org/bostonomix/2017/04/20/blockchain-explainer</text:p>
          </table:table-cell>
          <table:table-cell office:value-type="string" calcext:value-type="string">
            <text:p>WBUR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at Blockchain Is, And Why Some Experts Say It's As Revolutionary As The Inter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bitcoin-mining-antlbleed-bombshell-smear-circu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Bitcoin Mining: Is Antbleed a Bombshell, a Smear Campaign, or a Circu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office:value-type="string" calcext:value-type="string">
            <text:p>Techtarget</text:p>
          </table:table-cell>
          <table:table-cell office:value-type="date" office:date-value="2017-05-08" calcext:value-type="date">
            <text:p>05/08/17</text:p>
          </table:table-cell>
          <table:table-cell office:value-type="string" calcext:value-type="string">
            <text:p>Failure is a critical component for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denverpost.com/2017/05/12/nsa-leak-malware-cripples-computers/</text:p>
          </table:table-cell>
          <table:table-cell office:value-type="string" calcext:value-type="string">
            <text:p>The Denver Post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Malware, described in leaked NSA documents, cripples computers worldwid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elegram.com/news/20170512/hack-hits-computers-worldwide-exploiting-weakness-idd-in-leaked-nsa-documents</text:p>
          </table:table-cell>
          <table:table-cell office:value-type="string" calcext:value-type="string">
            <text:p>Telegram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Hack hits computers worldwide, exploiting weakness ID’d in leaked NSA docu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ormangeestar.net/2017/05/13/uk-hospitals-turn-away-patients-after-ransomware-attack/</text:p>
          </table:table-cell>
          <table:table-cell table:style-name="ce4" office:value-type="string" calcext:value-type="string">
            <text:p>Normangee Star</text:p>
          </table:table-cell>
          <table:table-cell office:value-type="date" office:date-value="2017-05-13" calcext:value-type="date">
            <text:p>05/13/17</text:p>
          </table:table-cell>
          <table:table-cell table:style-name="ce4" office:value-type="string" calcext:value-type="string">
            <text:p>UK hospitals turn away patients after ransomware attack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ethereum-price-moves-upwards-after-some-consolid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Ethereum Price Moves Upwards After Some Consolid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he-world-is-watching-can-wannacrys-creators-cash-out-their-bitcoin-ransom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The World Is Watching: Can WannaCry's Creators Cash Out Their Bitcoin Ransom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office:value-type="string" calcext:value-type="string">
            <text:p>Reuters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Bitcoin's murkier rivals line up to displace it as cybercriminals' favourite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khaleejtimes.com/technology/bitcoin-in-danger-of-losing-this-ignominious-title</text:p>
          </table:table-cell>
          <table:table-cell office:value-type="string" calcext:value-type="string">
            <text:p>Khaleejtime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Bitcoin in danger of losing this ignominious tit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ymnts.com/news/bitcoin-tracker/2017/cybercrooks-look-for-bitcoin-alternative/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Cybercrooks Look For Bitcoin Altern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lmart Q1 Earnings Beat, eCommerce Skyroc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nquisitr.com/4229871/wannacry-ransomware-virus-unlocked-by-french-researchers-using-wanakiwi-no-ransom/</text:p>
          </table:table-cell>
          <table:table-cell office:value-type="string" calcext:value-type="string">
            <text:p>Inquistr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nnacrypt, wannacry ransomware virus decrypted by French Researchers using Wanakiwi, No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web.co.za/news/tech/bitcoins-murkier-rivals-line-up-to-displace-it-as-cybercriminals-favourite/</text:p>
          </table:table-cell>
          <table:table-cell office:value-type="string" calcext:value-type="string">
            <text:p>Moneyweb</text:p>
          </table:table-cell>
          <table:table-cell office:value-type="date" office:date-value="2017-05-21" calcext:value-type="date">
            <text:p>05/21/17</text:p>
          </table:table-cell>
          <table:table-cell office:value-type="string" calcext:value-type="string">
            <text:p>Bitcoin’s murkier rivals line up to displace it as cybercriminals’ favouri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.uk/cornells-ic3-tackles-off-chain-transactions-intel-sgx-162406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5-31" calcext:value-type="date">
            <text:p>05/31/17</text:p>
          </table:table-cell>
          <table:table-cell office:value-type="string" calcext:value-type="string">
            <text:p>Cornell's blockchain experts tackle off-chain transactions with Intel SG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office:value-type="string" calcext:value-type="string">
            <text:p>Motherboard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Professor Schools Amateur Bitcoin Scamm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insider.com/basic-attention-token-sale-raises-35-million-less-30-seconds/</text:p>
          </table:table-cell>
          <table:table-cell office:value-type="string" calcext:value-type="string">
            <text:p>Crypto insider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Basic Attention Token Sale Raises $35 million in Less Than 30 Sec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amateur-bitcoin-scammer-impersonated-university-professor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05" calcext:value-type="date">
            <text:p>06/05/17</text:p>
          </table:table-cell>
          <table:table-cell office:value-type="string" calcext:value-type="string">
            <text:p>Amateur Bitcoin Scammer is Caught Impersonating a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6-07" calcext:value-type="date">
            <text:p>06/07/17</text:p>
          </table:table-cell>
          <table:table-cell office:value-type="string" calcext:value-type="string">
            <text:p>Bitcoin survey shows 71% support SegWit and UASF popularity grow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4" office:value-type="string" calcext:value-type="string">
            <text:p>sirer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http://t3n.de/news/blockchain-technologie-studieren-830128/</text:p>
          </table:table-cell>
          <table:table-cell office:value-type="string" calcext:value-type="string">
            <text:p>T3N</text:p>
          </table:table-cell>
          <table:table-cell office:value-type="date" office:date-value="2017-06-12" calcext:value-type="date">
            <text:p>06/12/17</text:p>
          </table:table-cell>
          <table:table-cell table:style-name="ce7" office:value-type="string" calcext:value-type="string">
            <text:p>Blockchain-Technologie studieren: Diese Unis bieten das beste Angebot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features/2017-the-ether-thief/</text:p>
          </table:table-cell>
          <table:table-cell office:value-type="string" calcext:value-type="string">
            <text:p>Bloomberg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The Ether Thief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bancor-project-raises-some-community-concerns-copycat-ico-website-aims-to-scam-investors/</text:p>
          </table:table-cell>
          <table:table-cell office:value-type="string" calcext:value-type="string">
            <text:p>The Merkle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Bancor Project Raises Some Community Concerns, Copycat ICO Website Aims to Scam Investor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Game of Bluffs? With UAHF, Bitcoin Scaling Becomes Digital 'Missile Crisi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office:value-type="string" calcext:value-type="string">
            <text:p>Bloomberg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A Sneak Peek at the CFA Fintech Ex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gadfly/articles/2017-06-19/amazon-comes-for-grocery-margins-and-market-caps</text:p>
          </table:table-cell>
          <table:table-cell office:value-type="string" calcext:value-type="string">
            <text:p>Bloomberg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Fly Charts: Amazon is Coming For Grocery Margins and Market Cap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microsoft-engineer-bitmain-zero-clue-bitcoin-decentraliz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Microsoft Engineer: Bitmain Has ‘Zero Clue’ About Bitco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too-easy-critics-take-aim-at-ethereum-token-standard-amid-ico-boom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oo Easy? Critics Take Aim at Ethereum Token Standard Amid ICO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view/articles/2017-06-20/bank-relationships-and-index-rules</text:p>
          </table:table-cell>
          <table:table-cell office:value-type="string" calcext:value-type="string">
            <text:p>Bloomberg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Bank Relationships and Index Rul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a-messaging-app-for-ethereum-just-raised-millions-with-barely-an-alpha</text:p>
          </table:table-cell>
          <table:table-cell office:value-type="string" calcext:value-type="string">
            <text:p>Motherboard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A Messaging App for Ethereum Just Raised $44 Million With Barely An Alpha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ttps://www.wsj.com/articles/the-virtual-currency-war-that-threatens-to-tear-bitcoin-apart-14979564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he Virtual-Currency War That Threatens to Tear Bitcoin Apart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coinsnews.com/cornell-professor-150-million-bancor-flawed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office:value-type="string" calcext:value-type="string">
            <text:p>Why you won’t be buying a coffee with bitcoin anytime so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could-online-harassment-slow-blockchains-growth-256211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Could Online Harassment Slow Blockchain’s Growth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venturebeat.com/2017/07/08/why-bitcoins-value-could-get-even-more-volatile/</text:p>
          </table:table-cell>
          <table:table-cell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office:value-type="string" calcext:value-type="string">
            <text:p>Why Bitcoin’s value could get even more volati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week.com/2017/07/21/zug-switzerland-crypto-valley-bitcoin-digital-currency-634524.html</text:p>
          </table:table-cell>
          <table:table-cell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7/16/tezos-outdoes-icos-now-breaks-bancors-earlier-record/</text:p>
          </table:table-cell>
          <table:table-cell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ezos Outdoes All the Other ICOs until Now, Breaks Bancor’s Recor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oindesk.com/moon-blockchains-big-hiring-crunch-last-years/</text:p>
          </table:table-cell>
          <table:table-cell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o the Moon? Blockchain's Hiring Crunch Could Last Y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call.com/news/police/mc-nws-montgomery-bitcoin-theft-federal-charges-20170719-story.html</text:p>
          </table:table-cell>
          <table:table-cell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office:value-type="string" calcext:value-type="string">
            <text:p>Montco man tells feds he stole $40M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3 lessons from Tezos’ record-setting blockchain fundra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www.cryptocoinsnews.com/111212-2/" xlink:type="simple">https://www.cryptocoinsnews.com/111212-2/</text:a></text:p>
          </table:table-cell>
          <table:table-cell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$40 Million in Bitcoin: Hacker Tells Feds He Stole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Small-Town Cops Accidentally Find a $40 Million Bitcoin Sc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citi-collaborates-with-cornell-tech-for-blockchain-rd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Citi Collaborates With Cornell Tech For Blockchain R&amp;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Emin Gun Sirer: SEC ICO Guidance is 'End of Beginning for Blockchain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yberscoop.com/chainiac-software-backdoor-mandates-nsa-gchq/</text:p>
          </table:table-cell>
          <table:table-cell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New tool can help prevent government-mandated backdoors in software, Swiss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t.com/content/4470a89c-718d-11e7-aca6-c6bd07df1a3c</text:p>
          </table:table-cell>
          <table:table-cell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SEC looks to deflate bubble in ‘Initial Coin Offerings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ethereumworldnews.com/ethereum-price-sec-dao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office:value-type="string" calcext:value-type="string">
            <text:p>Ethereum Price Not Slowing Down In Front Of SEC Comments Related To DAO,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sec-ico-guideline-will-affect-blockchain-cornell-university-professor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SEC ICO Guideline Will Affect Blockchain: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<text:s/>Venture Capital-Backed Startups Are Also Starting to Run IC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finance-and-economics/21725598-compromise-over-currencys-future-may-not-last-making-bitcoin-work-better</text:p>
          </table:table-cell>
          <table:table-cell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Making Bitcoin work bett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7/29/16060344/btce-bitcoin-exchange-takedown-mt-gox-theft-law-enforcement</text:p>
          </table:table-cell>
          <table:table-cell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Why the feds took down one of Bitcoin’s largest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asonbloomberg/2017/07/30/six-reasons-why-we-need-blockchain-skeptics/#2d91293074af</text:p>
          </table:table-cell>
          <table:table-cell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office:value-type="string" calcext:value-type="string">
            <text:p>Six Reasons Why We Need Blockchain Skeptic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sbt.com/news/business/ap-explains-threat-of-a-bitcoin-split-avoided-for-now</text:p>
          </table:table-cell>
          <table:table-cell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top.com/business-finance/2017/07/threat-of-a-bitcoin-split-avoided-for-now/</text:p>
          </table:table-cell>
          <table:table-cell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ktar.com/story/1678627/threat-of-a-bitcoin-split-avoided-for-now/</text:p>
          </table:table-cell>
          <table:table-cell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tartribune.com/threat-of-a-bitcoin-split-avoided-for-now/437697553/</text:p>
          </table:table-cell>
          <table:table-cell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etronews.ca/news/world/2017/07/31/ap-explains-threat-of-a-bitcoin-split-avoided-for-now.html</text:p>
          </table:table-cell>
          <table:table-cell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bc.net.au/news/2017-08-01/bitcoin-changes-explained/8763980</text:p>
          </table:table-cell>
          <table:table-cell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in: What's going on with the digital curren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is-splitting-in-two-now-what/</text:p>
          </table:table-cell>
          <table:table-cell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n is Splitting in Two. Now Wha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8483/wait-bitcoin-just-did-wha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Wait, Bitcoin Just Did W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ert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split from Bitcoin’s civil war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.uk/article/bitcoin-splits-into-two-currencies</text:p>
          </table:table-cell>
          <table:table-cell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Bitcoin has split in two- what does that mea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guardian.co.tt/business-guardian/2017-08-03/threat-bitcoin-split-avoided-now</text:p>
          </table:table-cell>
          <table:table-cell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quintdaily.com/2017/08/bitcoin-price-fall-percentage-august-report/</text:p>
          </table:table-cell>
          <table:table-cell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office:value-type="string" calcext:value-type="string">
            <text:p>Bitcoin Price Fall by Percentage August Re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conomist.com/news/business-and-finance/21725747-crypto-currencys-split-two-versions-may-be-followed-others-bitcoin</text:p>
          </table:table-cell>
          <table:table-cell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office:value-type="string" calcext:value-type="string">
            <text:p>Bitcoin divides to ru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microsoft-goes-ethereum-561-bln-us-company-releases-ethereum-based-protocol-coco</text:p>
          </table:table-cell>
          <table:table-cell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Microsoft Goes Ethereum: $561 Bln US Company Releases Ethereum-Based Protocol ‘Coco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thereumworldnews.com/ethereum-based-protocol-code-privacy-confidential-consortium-framework-coco-published-microsoft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Etherurm Based Protocol Code for Privacy: Confidential Consortium Framework Co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btimes.com/why-bancor-wants-become-youtube-cryptocurrency-2578294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office:value-type="string" calcext:value-type="string">
            <text:p>Why Bancor Wants To Become The YouTube Of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us.blastingnews.com/world/2017/08/burger-king-creates-its-own-currency-whoppercoin-001968233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creates its own currency,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liconangle.com/blog/2017/08/29/burger-king-intros-whoppercoin-loyalty-reward-scheme-russia/</text:p>
          </table:table-cell>
          <table:table-cell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debuts WhopperCoin as a loyalty reward program in Russi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cm.net/news/28279-burger-king-launches-cryptocurrency</text:p>
          </table:table-cell>
          <table:table-cell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the-biggest-icos-overview</text:p>
          </table:table-cell>
          <table:table-cell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The Biggest ICOs Overvie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us.blastingnews.com/business/2017/08/burger-king-launches-whoppercoin-001963309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hes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ftwaretestingnews.co.uk/burger-king-launches-russian-crypto-currency/</text:p>
          </table:table-cell>
          <table:table-cell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es Russian Crypto-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lleywatch.com/2017/09/6-thoughts-following-epic-week-going-cryptocurrency-rabbit-hole/</text:p>
          </table:table-cell>
          <table:table-cell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6 Thoughts Following An Epic Week Going Down The Cryptocurrency Rabbit Ho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gearsofbiz.com/burger-king-launches-a-whopper-of-a-loyalty-programme/40259</text:p>
          </table:table-cell>
          <table:table-cell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office:value-type="string" calcext:value-type="string">
            <text:p>Burger King launches a ‘whopper’ of a loyalty program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news.sys-con.com/node/4151236</text:p>
          </table:table-cell>
          <table:table-cell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office:value-type="string" calcext:value-type="string">
            <text:p>The Economist Events’ Finance Disrupted Conference To Explore Fintech’s ‘Coming of Age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krqe.com/news/bitcoin-futures-soar-amid-frenzy-over-virtual-currency/1009321608</text:p>
          </table:table-cell>
          <table:table-cell office:value-type="string" calcext:value-type="string">
            <text:p>KRQE</text:p>
          </table:table-cell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end-net-neutrality-affect-cryptocurrencies/</text:p>
          </table:table-cell>
          <table:table-cell office:value-type="string" calcext:value-type="string">
            <text:p>BTC Manager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How the End of Net Neutrality Could Affect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day.com/business/bitcoin-long-blockchain-iced-tea-1.15556940</text:p>
          </table:table-cell>
          <table:table-cell office:value-type="string" calcext:value-type="string">
            <text:p>Newsday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vindy.com/news/2017/dec/22/hitching-wagon-bitcoin-and-hoping-best/</text:p>
          </table:table-cell>
          <table:table-cell office:value-type="string" calcext:value-type="string">
            <text:p>The Vindicator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ryptoninjas.net/2017/12/22/waves-ng-goes-live-mainnet-company-incorporated-switzerland/</text:p>
          </table:table-cell>
          <table:table-cell office:value-type="string" calcext:value-type="string">
            <text:p>Crypto Ninja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Waves-NG goes live on mainnet, company incorporated in Switzerla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hindustantimes.com/business-news/iced-tea-company-to-furniture-maker-companies-rename-themselves-for-bitcoin-gold/story-M3W1U6DeAkShT3Vls0YYP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Iced tea company to furniture maker, companies rename themselves for bitcoin go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omaha.com/money/companies-hitch-their-wagon-to-bitcoin-and-hope-for-the/article_29b73c3e-3ee6-58fc-b9e0-fd358130af4e.html</text:p>
          </table:table-cell>
          <table:table-cell office:value-type="string" calcext:value-type="string">
            <text:p>Omaha World Herald</text:p>
          </table:table-cell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Companies Hitch Their Wagon to Bitcoin and Hope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s://www.bitsonline.com/satoshi-vision-tokyo-speakers/</text:p>
          </table:table-cell>
          <table:table-cell office:value-type="string" calcext:value-type="string">
            <text:p>Bits Online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Bitcoin Cash Backers to Speak at ‘Satoshi’s Vision’ Conference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News Bitcoin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1/27/10-cryptocurrency-startups-watch-2018/</text:p>
          </table:table-cell>
          <table:table-cell office:value-type="string" calcext:value-type="string">
            <text:p>Tech Startups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10 cryptocurrency startup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satoshis-vision-bch-craig-wright/</text:p>
          </table:table-cell>
          <table:table-cell office:value-type="string" calcext:value-type="string">
            <text:p>Bits Online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‘Satoshi’s Vision’ Bitcoin Cash Conference Adds Craig Wright, Others to Speaker Lineu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calcext:value-type="string">
            <text:p>CBC</text:p>
          </table:table-cell>
          <table:table-cell office:value-type="date" office:date-value="2018-01-28" calcext:value-type="date">
            <text:p>01/28/18</text:p>
          </table:table-cell>
          <table:table-cell office:value-type="string" calcext:value-type="string">
            <text:p>Beyond the speculative sizzle, cryptocurrency may still be a long-term game chang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the-2018-satoshis-vision-conference-heads-to-japan/</text:p>
          </table:table-cell>
          <table:table-cell office:value-type="string" calcext:value-type="string">
            <text:p>Bitcoin News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The 2018 Satoshi’s Vision Conference Heads to Jap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why-tethers-collapse-would-be-bad-for-cryptocurrencies/</text:p>
          </table:table-cell>
          <table:table-cell office:value-type="string" calcext:value-type="string">
            <text:p>Wired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Why Tether's Collaspe Would Be Bad For Cryptocurrenci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blockchain-firm-cypherium-adds-jeremy-gardner-emin-gun-sirer-advisors/</text:p>
          </table:table-cell>
          <table:table-cell office:value-type="string" calcext:value-type="string">
            <text:p>BlockTribune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Blockchain Firm Cypherium Adds Jeremy Gardner, Emin Gun Sirer As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leiphone.com/news/201801/eQSQYN0sfyG6cKPR.html</text:p>
          </table:table-cell>
          <table:table-cell office:value-type="string" calcext:value-type="string">
            <text:p>Lei Phone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深度丨1:1锚定美元的USDT：“空气币”诘问从何而来？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guide-bitcoin/</text:p>
          </table:table-cell>
          <table:table-cell office:value-type="string" calcext:value-type="string">
            <text:p>Wired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The Wired Guide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ews.cngold.com.cn/20180204d1903n208502124.html</text:p>
          </table:table-cell>
          <table:table-cell office:value-type="string" calcext:value-type="string">
            <text:p>CNGold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经济学界如何看待比特币？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oinjournal.net/credit-card-companies-disallowing-users-purchasing-cryptocurrencies/</text:p>
          </table:table-cell>
          <table:table-cell office:value-type="string" calcext:value-type="string">
            <text:p>Coin Journal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Credit Card Companies are Disallowing Users From Purchasing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hurriyet.com.tr/ekonomi/resmen-cakildi-peki-simdi-ne-olacak-cok-kritik-uyari-40732229</text:p>
          </table:table-cell>
          <table:table-cell office:value-type="string" calcext:value-type="string">
            <text:p>Hurriyet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Resmen çakıldı! Peki şimdi ne olacak... Çok kritik uyar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2/05/ico-analysis-neurogress-ai-based-neurocontrol-system/</text:p>
          </table:table-cell>
          <table:table-cell office:value-type="string" calcext:value-type="string">
            <text:p>News BTC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ICO Analysis: Neurogress, AI-Based Neurocontrol 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ingularityhub.com/2018/02/05/lets-talk-about-bitcoins-insane-energy-consumption/#sm.00001e94cl53q7f0qs3e68lejjqmb</text:p>
          </table:table-cell>
          <table:table-cell office:value-type="string" calcext:value-type="string">
            <text:p>SingularityHub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Let’s Talk About Bitcoin’s Insane Energy Consum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sohu.com/a/220991049_114778</text:p>
          </table:table-cell>
          <table:table-cell office:value-type="string" calcext:value-type="string">
            <text:p>Sohu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新科技快速指南系列之“比特币”：历史、现在与未来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2/06/forget-bitcoins-btc-lightning-embrace-waves-waves/</text:p>
          </table:table-cell>
          <table:table-cell office:value-type="string" calcext:value-type="string">
            <text:p>Crypto Gazette</text:p>
          </table:table-cell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Forget Bitcoin’s (BTC) Lightning, Embrace Waves (WAVES)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koinbulteni.com/prof-emin-gun-sirer-yuzlerce-kripto-para-projesi-var-bunlarin-yuzde-98i-cop-7913.html</text:p>
          </table:table-cell>
          <table:table-cell office:value-type="string" calcext:value-type="string">
            <text:p>KoinBulteni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Prof. Emin Gün Sirer: Yüzlerce kripto para projesi var. Bunların yüzde 98’i çö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t24.com.tr/haber/bitcoin-uzmaninin-benzetmesi-facebook-sonradan-cikmisti-my-spacei-rekabet-disina-itmisti,553923</text:p>
          </table:table-cell>
          <table:table-cell office:value-type="string" calcext:value-type="string">
            <text:p>T2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Bitcoin uzmanının benzetmesi: Facebook sonradan çıkmıştı, My Space'i rekabet dışına itmişt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ytimes.com/2018/02/08/technology/cryptocurrencies-come-to-campu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Cryptocurrencies Come to Campus</text:p>
          </table:table-cell>
          <table:table-cell office:value-type="string" calcext:value-type="string">
            <text:p>so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anklesstimes.com/2018/02/11/crypto-valley-conference-unique-opportunity-key-point-blockchains-history/</text:p>
          </table:table-cell>
          <table:table-cell office:value-type="string" calcext:value-type="string">
            <text:p>Bankless Times</text:p>
          </table:table-cell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Crypto Valley Conference a unique opportunity at key point in blockchain’s histo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pbs.org/wgbh/nova/next/tech/cryptocurrency-privacy/</text:p>
          </table:table-cell>
          <table:table-cell office:value-type="string" calcext:value-type="string">
            <text:p>PBS - Nova Next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Will Cryptocurrencies Spy on Us or Set Us Free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buterin-theymos-deplorable/</text:p>
          </table:table-cell>
          <table:table-cell office:value-type="string" calcext:value-type="string">
            <text:p>Bits Online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Vitalik Buterin Calls Theymos’ r/Bitcoin Moderation “Deplorable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guardian.com/science/2018/feb/18/genetics-how-do-you-make-money-from-your-dna</text:p>
          </table:table-cell>
          <table:table-cell office:value-type="string" calcext:value-type="string">
            <text:p>The Guardian</text:p>
          </table:table-cell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How can I make money from my DNA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bancor-bounce-back-doubted-ico-winning-adoption/</text:p>
          </table:table-cell>
          <table:table-cell office:value-type="string" calcext:value-type="string">
            <text:p>Coindesk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Bancor Bounce Back? ICO Is Winning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fr.biz/microsoft-cypherium-announces-development-of-a</text:p>
          </table:table-cell>
          <table:table-cell office:value-type="string" calcext:value-type="string">
            <text:p>Bitcoin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Microsoft cypherium announces development of a scalable, hybrid blockchain 4-traders bitcoin l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theverge.com/2018/2/21/17037606/telegram-open-network-app-ico-cryptocurrency-ton</text:p>
          </table:table-cell>
          <table:table-cell office:value-type="string" calcext:value-type="string">
            <text:p>The Verge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Exclusive: Telegram is holding a secretive second pre-ICO sa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wired.com/story/solve-genomics-with-blockchain/</text:p>
          </table:table-cell>
          <table:table-cell office:value-type="string" calcext:value-type="string">
            <text:p>Wired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Solve Genomics With the Blockchain? Why The Hell No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461883_118792</text:p>
          </table:table-cell>
          <table:table-cell office:value-type="string" calcext:value-type="string">
            <text:p>Sohu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.5亿美元还不够，Telegram被曝正秘密进行第二轮ICO预售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cafef.vn/chua-ico-da-co-the-huy-dong-16-ty-usd-telegram-thuc-su-la-thuong-vu-dang-gia-hay-chi-la-con-sot-ao-20180222121712039.chn</text:p>
          </table:table-cell>
          <table:table-cell office:value-type="string" calcext:value-type="string">
            <text:p>Cafef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Chưa ICO đã có thể huy động 1,6 tỷ USD, Telegram thực sự là thương vụ đáng giá hay chỉ là cơn sốt ả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calcext:value-type="string">
            <text:p>iCrowdNewswire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Exclusivo: Telegram tiene una segunda venta secreta previa a la ICO. La compañía está recaudando aún más efectivo por su controvertida red d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martereum.com/3681/90-of-the-mining-power-is-owned-by-16-miners-in-bitcoin-and-11-miners-in-ethereum-says-emin-gun-sirer-el33th4xor/</text:p>
          </table:table-cell>
          <table:table-cell office:value-type="string" calcext:value-type="string">
            <text:p>Smartereum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90% of the mining power is owned by 16 miners in Bitcoin and 11 miners in Ethereum, says Emin Gün Sirer ( @el33th4xor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finance.yahoo.com/news/bitcoin-blockchain-consume-exorbitant-amount-214400633.html</text:p>
          </table:table-cell>
          <table:table-cell office:value-type="string" calcext:value-type="string">
            <text:p>Yahoo Finance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2/23/bitcoin-blockchain-consumes-a-lot-of-energy-engineers-changing-that.html</text:p>
          </table:table-cell>
          <table:table-cell office:value-type="string" calcext:value-type="string">
            <text:p>CNBC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ohu.com/a/223867105_114877</text:p>
          </table:table-cell>
          <table:table-cell office:value-type="string" calcext:value-type="string">
            <text:p>Sohu</text:p>
          </table:table-cell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区块链电力消耗问题怎么解决？攻城狮们作出了这些努力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://www.alleywatch.com/2018/03/pundits-wrong-bancor-solves-big-problem-scaling-rapidly/</text:p>
          </table:table-cell>
          <table:table-cell office:value-type="string" calcext:value-type="string">
            <text:p>Alley Watch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The Pundits Were Wrong, Bancor Solves A Big Problem, and is Scaling Rapidly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.com/sites/jeffkauflin/2018/03/02/bitcoin-thieves-beware-super-secure-wallet-maker-casa-raises-2-million/#7306fc374423</text:p>
          </table:table-cell>
          <table:table-cell office:value-type="string" calcext:value-type="string">
            <text:p>Forbes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2/casa-wallet-provider-aims-supply-ultimate-crypto-security/</text:p>
          </table:table-cell>
          <table:table-cell office:value-type="string" calcext:value-type="string">
            <text:p>News BTC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Casa Wallet Provider Aims to Supply the Ultimate in Crypto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thnews.com/these-icos-have-not-been-subpoenaed-by-the-sec</text:p>
          </table:table-cell>
          <table:table-cell office:value-type="string" calcext:value-type="string">
            <text:p>ETHNews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These ICOs Have Not Been Subpoenaed By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orbesmiddleeast.com/en/bitcoin-thieves-beware-super-secure-wallet-maker-casa-raises-2-million/</text:p>
          </table:table-cell>
          <table:table-cell office:value-type="string" calcext:value-type="string">
            <text:p>Forbes Middle East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ewsbtc.com/2018/03/05/nfl-star-richard-sherman-invest-cryptocurrencies-responsibly/</text:p>
          </table:table-cell>
          <table:table-cell office:value-type="string" calcext:value-type="string">
            <text:p>News BTC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NFL Star Richard Sherman: Invest in Cryptocurrencies Responsib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btcmanager.com/new-casa-bitcoin-cold-storage-wallet-hackers-stand-no-chance/</text:p>
          </table:table-cell>
          <table:table-cell office:value-type="string" calcext:value-type="string">
            <text:p>BTC Manager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With the New Casa Bitcoin Cold Storage Wallet Hackers Stand no Cha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twitter-pledges-action-crypto-scams-account-shadow-bans/</text:p>
          </table:table-cell>
          <table:table-cell office:value-type="string" calcext:value-type="string">
            <text:p>Coindesk</text:p>
          </table:table-cell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Twitter Pledges Action on Crypto Scams After Account Ba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loomberg.com/news/articles/2018-03-07/twitter-says-it-is-implementing-measures-to-prevent-crypto-scams</text:p>
          </table:table-cell>
          <table:table-cell office:value-type="string" calcext:value-type="string">
            <text:p>Bloomberg Technology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hindustantimes.com/tech/twitter-to-crack-down-on-cryptocurrency-scams-on-its-platform/story-Ph9Ew7rK92NwWid6xRDa4L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to crack down on cryptocurrency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k.investing.com/news/cryptocurrency-news/twitter-says-it-is-implementing-measures-to-prevent-crypto-scams-1069369</text:p>
          </table:table-cell>
          <table:table-cell office:value-type="string" calcext:value-type="string">
            <text:p>Investing.com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mybroadband.co.za/news/cryptocurrency/251469-twitter-implementing-measures-to-prevent-crypto-scams.html</text:p>
          </table:table-cell>
          <table:table-cell office:value-type="string" calcext:value-type="string">
            <text:p>My Broadband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fortune.com/go/tech/twitter-cryptocurrency-scams/</text:p>
          </table:table-cell>
          <table:table-cell office:value-type="string" calcext:value-type="string">
            <text:p>Fortu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s Trying to Halt Cryptocurrency-Related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tocksgazette.com/2018/03/07/neo-neo-twitterstorm-could-be-a-threat/</text:p>
          </table:table-cell>
          <table:table-cell office:value-type="string" calcext:value-type="string">
            <text:p>Crypto Gazett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NEO (NEO) – Twitterstorm Could Be A Thre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hecurrencyanalytics.com/136/twitter-bans-krakens-support-handle-krakensupport/</text:p>
          </table:table-cell>
          <table:table-cell office:value-type="string" calcext:value-type="string">
            <text:p>Cryptocurrency Analytic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bans Kraken’s support handle – kraken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publico.pt/2018/03/07/tecnologia/noticia/twitter-diz-que-vai-resolver-burlas-com-criptomoedas-1805707</text:p>
          </table:table-cell>
          <table:table-cell office:value-type="string" calcext:value-type="string">
            <text:p>Publico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promete resolver burlas com criptomoeda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itsonline.com/emin-gun-sirer-crypto/</text:p>
          </table:table-cell>
          <table:table-cell office:value-type="string" calcext:value-type="string">
            <text:p>Bits Onli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p Ed: Crypto Pundit Emin Gün Sirer Clueless on Responsible Disclosure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financemagnates.com/cryptocurrency/news/twitter-finally-responds-epidemic-cryptocurrency-scams/</text:p>
          </table:table-cell>
          <table:table-cell office:value-type="string" calcext:value-type="string">
            <text:p>Finance Magnat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Finally Responds to Epidemic of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news.bitcoin.com/from-attack-to-optimization-slush-pool-reveals-asic-boost-compatibility/</text:p>
          </table:table-cell>
          <table:table-cell office:value-type="string" calcext:value-type="string">
            <text:p>Bitcoin.com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From ‘Attack’ to ‘Optimization’ — Slush Pool Reveals ASIC Boost Compati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en.brinkwire.com/194275/twitter-implementing-measures-to-prevent-crypto-scams/</text:p>
          </table:table-cell>
          <table:table-cell office:value-type="string" calcext:value-type="string">
            <text:p>Brinkwire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na.co/twitter-inc-employ-measures-curb-cryptocurrency-scams/</text:p>
          </table:table-cell>
          <table:table-cell office:value-type="string" calcext:value-type="string">
            <text:p>Crytona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nc. To Employ Measures To Curb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uzmancoin.com/bitcoin-emin-gun/</text:p>
          </table:table-cell>
          <table:table-cell office:value-type="string" calcext:value-type="string">
            <text:p>UzmanCoi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Emin Gün Sirer: Bitcoin şu anda sallanıy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wil oplichting met cryptovaluta's aanpakken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azon.com.mx/prohibe-twitter-uso-del-bitcoin-en-su-red/</text:p>
          </table:table-cell>
          <table:table-cell office:value-type="string" calcext:value-type="string">
            <text:p>La Razo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Prohíbe Twitter uso del bitcoin en su r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techstartups.com/2018/03/08/top-icos-to-watch-in-2018-top-icos-to-invest-in/</text:p>
          </table:table-cell>
          <table:table-cell office:value-type="string" calcext:value-type="string">
            <text:p>Tech Startup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op ICO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bitcoinist.com/5-things-didnt-know-waves/</text:p>
          </table:table-cell>
          <table:table-cell office:value-type="string" calcext:value-type="string">
            <text:p>Bitcoinist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5 Things You Didn't Know About Waves, The Fastest Blockchain In The World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irishtechnews.ie/looking-for-the-best-blockchain-and-decentralized-applications-vladislav-dramaliev-aeternity-speaking-at-chainges/</text:p>
          </table:table-cell>
          <table:table-cell office:value-type="string" calcext:value-type="string">
            <text:p>Irish Tech New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Looking For the Best Blockchain And Decentralized Applications Vladislav Dramaliev, Aeternity, Speaking at 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://yuanchuang.caijing.com.cn/2018/0309/4415819.shtml</text:p>
          </table:table-cell>
          <table:table-cell office:value-type="string" calcext:value-type="string">
            <text:p>Yuan Chuang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数字资产潮涌，揭秘比特币等加密代币的内在价值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buzzfeed.com/ryanmac/cryptocurrency-white-paper-plagiarism-tron-justin-sun?utm_term=.gv5b7avMQ#.mpvex0koA</text:p>
          </table:table-cell>
          <table:table-cell office:value-type="string" calcext:value-type="string">
            <text:p>Buzzfeed News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Want To Make Millions? Copy Someone’s Cryptocurrency Project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xpress.co.uk/finance/city/929643/PacCoin-coin-price-coinmarketcap-reddit-Cryptocurrency-news-latest</text:p>
          </table:table-cell>
          <table:table-cell office:value-type="string" calcext:value-type="string">
            <text:p>Express UK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Cryptocurrency news: What is PacCoin? What happened on Coinmarketcap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wil oplichting met cryptovaluta's aanpakk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investopedia.com/news/twitter-suspending-accounts-curb-crypto-scams/</text:p>
          </table:table-cell>
          <table:table-cell office:value-type="string" calcext:value-type="string">
            <text:p>Investopedia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Suspending Accounts to Curb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cryptovest.com/news/twitter-trying-to-crackdown-on-crypto-scams-hit-and-miss-so-far/</text:p>
          </table:table-cell>
          <table:table-cell office:value-type="string" calcext:value-type="string">
            <text:p>Crypto Vest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Trying to Crackdown on Crypto Scams; Hit and Miss so F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deccanchronicle.com/nation/in-other-news/100318/laxmicoin-doing-rounds-not-legal-tender-officials.html</text:p>
          </table:table-cell>
          <table:table-cell office:value-type="string" calcext:value-type="string">
            <text:p>Deccan Chronicle</text:p>
          </table:table-cell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Laxmicoin doing rounds not legal tender: Offici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www.oracletimes.com/the-obscuring-event-that-placed-a-foreign-coin-above-ripple-xrp-in-the-coinmarketcap/</text:p>
          </table:table-cell>
          <table:table-cell office:value-type="string" calcext:value-type="string">
            <text:p>CryptoNews</text:p>
          </table:table-cell>
          <table:table-cell office:value-type="date" office:date-value="2018-03-11" calcext:value-type="date">
            <text:p>03/11/18</text:p>
          </table:table-cell>
          <table:table-cell office:value-type="string" calcext:value-type="string">
            <text:p>The Obscuring Event That Placed A Foreign Coin Above Ripple (XRP) In The CoinMarketCa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www.nasdaq.com/article/heres-what-you-really-need-to-know-about-bitcoin-cm933523</text:p>
          </table:table-cell>
          <table:table-cell office:value-type="string" calcext:value-type="string">
            <text:p>Nasdaq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5:Sheet1.AMJ4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1" svg:font-family="'Liberation Sans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Arial" fo:font-family="Arial" style:text-underline-style="solid" style:text-underline-width="auto" style:text-underline-color="font-color" style:font-name-asian="Arial" style:font-family-asian="Arial" style:font-name-complex="Arial" style:font-family-complex="Arial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dc:date>2018-03-12T16:07:30.604235713</dc:date>
    <meta:editing-cycles>123</meta:editing-cycles>
    <meta:editing-duration>PT2H51M14S</meta:editing-duration>
    <meta:document-statistic meta:table-count="1" meta:cell-count="2894" meta:object-count="0"/>
  </office:meta>
</office:document-meta>
</file>